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221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4.53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853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484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1.11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43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3.748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18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4.4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752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0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31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59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88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1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3.446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3.187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4.4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5.752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7.03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8.31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9.59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0.88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2.1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3.446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eeControl</text:p>
      <text:p text:style-name="P2"/>
      <text:p text:style-name="P4"><text:s text:c="4"/>This document is part of FreeControl project</text:p>
      <text:p text:style-name="P4"><text:s text:c="4"/>Copyright (C) 2009 <text:s text:c="2"/>Quique Rodiguez &lt;quesoruso74@yahoo.com&gt; </text:p>
      <text:p text:style-name="P4"/>
      <text:p text:style-name="P4"><text:s text:c="4"/>This program is free software: you can redistribute it and/or modify </text:p>
      <text:p text:style-name="P4"><text:s text:c="4"/>it under the terms of the GNU General Public License as published by </text:p>
      <text:p text:style-name="P4"><text:s text:c="4"/>the Free Software Foundation, either version 3 of the License, or </text:p>
      <text:p text:style-name="P4"><text:s text:c="4"/>any later version. </text:p>
      <text:p text:style-name="P4"/>
      <text:p text:style-name="P4"><text:s text:c="4"/>This program is distributed in the hope that it will be useful, </text:p>
      <text:p text:style-name="P4"><text:s text:c="4"/>but WITHOUT ANY WARRANTY; without even the implied warranty of </text:p>
      <text:p text:style-name="P4"><text:s text:c="4"/>MERCHANTABILITY or FITNESS FOR A PARTICULAR PURPOSE. <text:s/>See the </text:p>
      <text:p text:style-name="P4"><text:s text:c="4"/>GNU General Public License for more details. </text:p>
      <text:p text:style-name="P4"/>
      <text:p text:style-name="P4"><text:s text:c="4"/>You should have received a copy of the GNU General Public License </text:p>
      <text:p text:style-name="P4"><text:s text:c="4"/>along with this program. <text:s/>If not, see &lt;http://www.gnu.org/licenses/&gt;. </text:p>
      <text:p text:style-name="P1"/>
      <text:p text:style-name="P1">Justification</text:p>
      <text:p text:style-name="P1"/>
      <text:p text:style-name="P3"><text:tab/>Nowadays there are a lot of different computing systems to perform automation or control systems. <text:s/>Most of them are based on dedicated hardware (PLC-Programmable logic controllers). <text:s/>Some other systems based on PC also exist. <text:s/>Normally this systems has a great disadvantage instability.</text:p>
      <text:p text:style-name="P3"><text:tab/>The PLC systems also need to be configured (programmed) using privative software. <text:s/>About this software there is no compatibility between brands, and also between different lines of products.</text:p>
      <text:p text:style-name="P3"><text:tab/>The aim of this project is to create:</text:p>
      <text:list text:style-name="L1">
        <text:list-item>
          <text:p text:style-name="P5">A free control software that runs on a free OS.</text:p>
        </text:list-item>
        <text:list-item>
          <text:p text:style-name="P5">A free universal software to program this free control software or different PLCs.</text:p>
        </text:list-item>
      </text:list>
      <text:p text:style-name="P3"/>
      <text:p text:style-name="P3"><text:tab/>This program also will need to manage different specialized hardware or communication protocols that up today only a few are free.</text:p>
      <text:p text:style-name="P1"/>
      <text:p text:style-name="P3"><text:tab/>This project is only a part of a bigger project.</text:p>
      <text:p text:style-name="P3"/>
      <text:p text:style-name="P3"><text:tab/>From this project we will have two features:</text:p>
      <text:list text:style-name="L2">
        <text:list-item>
          <text:p text:style-name="P6">A controller software (to implement automation)</text:p>
        </text:list-item>
        <text:list-item>
          <text:p text:style-name="P6">A programmer software for the controller</text:p>
        </text:list-item>
      </text:list>
      <text:p text:style-name="P3"><text:tab/>Then we will need at least two more features:</text:p>
      <text:list text:style-name="L3">
        <text:list-item>
          <text:p text:style-name="P7">A HMI software (design and executing)</text:p>
        </text:list-item>
        <text:list-item>
          <text:p text:style-name="P7">A data acquisition software (to communicate with a database)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12-22T20:31:28</meta:creation-date>
    <dc:date>2009-12-27T17:10:14</dc:date>
    <dc:language>es-AR</dc:language>
    <meta:editing-cycles>5</meta:editing-cycles>
    <meta:editing-duration>PT3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92" meta:character-count="1870"/>
  </office:meta>
</office:document-meta>
</file>